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Courier New"/>
    </style:style>
    <style:style style:name="P3" style:family="paragraph" style:parent-style-name="Standard" style:list-style-name="L2"/>
    <style:style style:name="P4" style:family="paragraph" style:parent-style-name="Standard">
      <style:paragraph-properties fo:margin-left="1.245cm" fo:margin-right="0cm" fo:text-indent="0cm" style:auto-text-indent="false"/>
    </style:style>
    <style:style style:name="P5" style:family="paragraph" style:parent-style-name="Standard">
      <style:paragraph-properties fo:margin-left="1.245cm" fo:margin-right="0cm" fo:text-indent="0cm" style:auto-text-indent="false"/>
      <style:text-properties style:font-name="Courier New"/>
    </style:style>
    <style:style style:name="T1" style:family="text">
      <style:text-properties style:font-name="Courier New"/>
    </style:style>
    <style:style style:name="T2" style:family="text">
      <style:text-properties style:font-name="Times New Roman"/>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assume you understand what a C/C++ <text:s/><text:span text:style-name="T1">int </text:span><text:s/>is. <text:s/>If not, no point reading on,..</text:p>
      <text:p text:style-name="P1"/>
      <text:p text:style-name="P1">I really don't know why this never occurred to me before but, having spent years in "heads-down" mode, I suppose I should give myself a little break for not noticing. <text:s/>Evidently I'm in good company.</text:p>
      <text:p text:style-name="P1"/>
      <text:p text:style-name="P1">Well, the original designers of C (Kernighan and Ritchie) added the bit size construct that I suspect you're familiar with...</text:p>
      <text:p text:style-name="P1"/>
      <text:p text:style-name="P2"><text:tab/>int something:7;</text:p>
      <text:p text:style-name="P2"/>
      <text:p text:style-name="P1">Where the '<text:span text:style-name="T1">7</text:span>' says "seven bits".</text:p>
      <text:p text:style-name="P1"/>
      <text:p text:style-name="P1">It's cool and great. <text:s/>I've used it countless times.</text:p>
      <text:p text:style-name="P1"/>
      <text:p text:style-name="P1">But what is thunderously obvious to me today seemed to have slipped their minds...</text:p>
      <text:p text:style-name="P1"/>
      <text:p text:style-name="P1">Why is it you can't declare...</text:p>
      <text:p text:style-name="P1"/>
      <text:p text:style-name="P2"><text:tab/>int:7 something;</text:p>
      <text:p text:style-name="P2"/>
      <text:p text:style-name="P1">If they, in their "infinite wisdom", had thought it through, it would make a lot of sense and wouldn't have been that hard to implement.</text:p>
      <text:p text:style-name="P1"/>
      <text:p text:style-name="P1">No, you have to declare it on the variable NOT the type.</text:p>
      <text:p text:style-name="P1"/>
      <text:p text:style-name="P1">The idea even fits into modifiers like <text:span text:style-name="T1">signed</text:span> and <text:span text:style-name="T1">unsigned</text:span> if you take "<text:span text:style-name="T1">signed</text:span>" to mean "use the most significant bit and sign extend it when required. </text:p>
      <text:p text:style-name="P1"/>
      <text:p text:style-name="P1">The only thing that doesn't make sense to declare is <text:span text:style-name="T1">signed int:1</text:span>. <text:s/>In that case all you'd have was a sign and no integer! <text:s/>Although I'm sure some clever person could resolve this if they could figure out what to do with the concept of "Negative Null". <text:s/>Oh well, <text:s/>never mind that for now...</text:p>
      <text:p text:style-name="P1"/>
      <text:p text:style-name="P1">It just bothers me to no end, because this missing declaration ability means all the C/C++ compilers I've used have a problem when trying to differentiate between what are, to me, thunderously obvious things.</text:p>
      <text:p text:style-name="P1"/>
      <text:p text:style-name="P1">For example... <text:s/>Here I am, happily implementing a "proper" UTF-8<text:span text:style-name="T1"> </text:span>class (not toclass worry, I've got the potential name clashes well in hand). <text:s/>Then wham! <text:s/>Guess what I want the caller to pass my functions at certain points... <text:s/>A Unicode character.</text:p>
      <text:p text:style-name="P1"/>
      <text:p text:style-name="P1">Just imagine that as a requirement!</text:p>
      <text:p text:style-name="P1"/>
      <text:p text:style-name="P1">Not an<text:span text:style-name="T1"> unsigned short </text:span>like some implementations do, because that limits the value to between <text:span text:style-name="T1">0x0000</text:span> and <text:span text:style-name="T1">0xFFFF</text:span> inclusive. <text:s/></text:p>
      <text:p text:style-name="P1"/>
      <text:p text:style-name="P1">But unicode defines valid characters as values between <text:span text:style-name="T1">0x000000</text:span> and <text:span text:style-name="T1">0x10FFFF</text:span> inclusive. <text:s/>So, that means I want to deal with a 21 bit integer. <text:s/>Is that too much to ask?</text:p>
      <text:p text:style-name="P1"/>
      <text:p text:style-name="P1">No, I'm stuck with having to declare my Unicode data type<text:span text:style-name="T1"> Char </text:span>as either a<text:span text:style-name="T1"> signed int </text:span>or an <text:span text:style-name="T1">unsigned int </text:span><text:s/>to be able to hold the 21 bits. <text:s/>Since Unicode characters don't have a sign, and I don't want to mess with the sign getting in the way here, I'm stuck with<text:span text:style-name="T1"> unsigned int</text:span>.</text:p>
      <text:p text:style-name="P1"><text:soft-page-break/></text:p>
      <text:p text:style-name="P1">"Fair enough", you say?</text:p>
      <text:p text:style-name="P1"/>
      <text:p text:style-name="P1">Not when it comes to the idea behind C++... <text:s/>Operator and function overloading based on type.</text:p>
      <text:p text:style-name="P1"/>
      <text:p text:style-name="P1">The pressure there is to use the same function name to do multiple things depending on the type of data it is passed.</text:p>
      <text:p text:style-name="P1"/>
      <text:p text:style-name="P1">Fine, I have a string <text:span text:style-name="T1">Insert()</text:span> function/method. <text:s/>When I'm passed another<text:span text:style-name="T1"> String </text:span>instance to insert, no problem... I'll take a copy of it.</text:p>
      <text:p text:style-name="P1"/>
      <text:p text:style-name="P1">When I'm passed an<text:span text:style-name="T1"> const char *</text:span>, no problem... Those typically mean someone's passing you a string literal (because who in their right mind would use <text:span text:style-name="T1">const</text:span> otherwise?). <text:s/>So, I make my target string simply point to the<text:span text:style-name="T1"> const char *</text:span>, hope it doesn't go walkies on me (e.g., move or go away) and, when need be, figure out if it contains UTF-8 sequences. <text:s/>Fine so far.</text:p>
      <text:p text:style-name="P1"/>
      <text:p text:style-name="P1">Then, when someone passes me a<text:span text:style-name="T1"> char *</text:span> with no length, it's fairly reasonable to assume the caller means it's a NUL terminated C-style string so, take a copy of it, and get on with my business.</text:p>
      <text:p text:style-name="P1"/>
      <text:p text:style-name="P1">Any pointers other than that I can easily deal with by shoving a <text:span text:style-name="T1">0xb1ab1a</text:span>... etc. into my string as a representation of an address. <text:s/>So, I provide a<text:span text:style-name="T1"> void * </text:span>overload to my function to weed that one out. <text:s/>That's fairly safe and sane.</text:p>
      <text:p text:style-name="P1"/>
      <text:p text:style-name="P1">Now, if someone passes me an<text:span text:style-name="T1"> int</text:span>. <text:s/>A little quandry there... <text:s/>Did they mean a unicode character or an integer? <text:s/>If they meant an integer I'll just shove a string representation of that into my string and save them the bother of having to call<text:span text:style-name="T1"> itoa() </text:span>all the time. <text:s/>After all, it's a signed value. <text:s/>Wouldn't that be good public spirited behaviour?</text:p>
      <text:p text:style-name="P1"/>
      <text:p text:style-name="P1">Here's the rub... <text:s/>What if they pass me an<text:span text:style-name="T1"> unsigned int</text:span>? <text:s/>I have the quandry of multiple possible intents... </text:p>
      <text:p text:style-name="P1"/>
      <text:list xml:id="list32451703" text:style-name="L2">
        <text:list-item>
          <text:p text:style-name="P3"><text:span text:style-name="T2">I could do the hexidecimal trick I did with pointers</text:span></text:p>
        </text:list-item>
        <text:list-item>
          <text:p text:style-name="P3"><text:span text:style-name="T2">I could do the</text:span><text:span text:style-name="T1"> itoa() </text:span><text:span text:style-name="T2">trick I did with signed integers</text:span></text:p>
        </text:list-item>
        <text:list-item>
          <text:p text:style-name="P3"><text:span text:style-name="T2">I could do the treat it as a, possibly invalid, unicode character</text:span></text:p>
        </text:list-item>
      </text:list>
      <text:p text:style-name="Standard"><text:span text:style-name="T2"/></text:p>
      <text:p text:style-name="Standard"><text:span text:style-name="T2">So, what am I left with? <text:s/>Having a different function name for shoving unicode characters into my string from other normal stuff they might want to pass my way.</text:span></text:p>
      <text:p text:style-name="Standard"><text:span text:style-name="T2"/></text:p>
      <text:p text:style-name="Standard"><text:span text:style-name="T2">How reasonable is that since I'm trying to make it easy peasey to handle UTF-8 strings?</text:span></text:p>
      <text:p text:style-name="Standard"><text:span text:style-name="T2"/></text:p>
      <text:p text:style-name="Standard"><text:span text:style-name="T2">You see, the problem is because I have to do this to declare my unicode</text:span><text:span text:style-name="T1"> Char </text:span><text:span text:style-name="T2">type...</text:span></text:p>
      <text:p text:style-name="Standard"><text:span text:style-name="T2"/></text:p>
      <text:p text:style-name="P2"><text:tab/>typedef unsigned int Char;</text:p>
      <text:p text:style-name="P2"/>
      <text:p text:style-name="Standard"><text:span text:style-name="T2">That means the compiler can't figure out, at overload resolving time, how to tell the difference between passing that and other</text:span><text:span text:style-name="T1"> unsigned int </text:span><text:span text:style-name="T2">data types.</text:span></text:p>
      <text:p text:style-name="Standard"><text:span text:style-name="T2"/></text:p>
      <text:p text:style-name="Standard"><text:span text:style-name="T2">Fair enough, I could declare a</text:span><text:span text:style-name="T1"> Char </text:span><text:span text:style-name="T2">class with a single</text:span><text:span text:style-name="T1"> unsigned int </text:span><text:span text:style-name="T2">member, but do I really want to suffer the overhead of the default constructors? <text:s/>Why can't I do this?...</text:span></text:p>
      <text:p text:style-name="Standard"><text:span text:style-name="T2"/></text:p>
      <text:p text:style-name="P5">typedef unsigned int:21 Char;</text:p>
      <text:p text:style-name="P4"><text:soft-page-break/><text:span text:style-name="T2"/></text:p>
      <text:p text:style-name="P4"><text:span text:style-name="T2">or</text:span></text:p>
      <text:p text:style-name="P4"><text:span text:style-name="T2"/></text:p>
      <text:p text:style-name="P5">typedef unsigned int Char:21;</text:p>
      <text:p text:style-name="Standard"><text:span text:style-name="T2"/></text:p>
      <text:p text:style-name="Standard"><text:span text:style-name="T2">No, the standard/portable C++ overload mechanisms can't tell the difference be my</text:span><text:span text:style-name="T1"> unsigned int Char </text:span><text:span text:style-name="T2">and some other</text:span><text:span text:style-name="T1"> unsigned int </text:span><text:span text:style-name="T2">data type, even though the type name is different. <text:s/>How mindless is that?</text:span></text:p>
      <text:p text:style-name="Standard"><text:span text:style-name="T2"/></text:p>
      <text:p text:style-name="Standard"><text:span text:style-name="T2">That's not <text:s/>Kernighan and Ritchie's fault, that's Bjarn Stroustrup's fault, sort of. <text:s/>He did a passingly acceptable job on <text:s/>class declarations and such, but seems to have missed the boat on primitive data types.</text:span></text:p>
      <text:p text:style-name="Standard"><text:span text:style-name="T2"/></text:p>
      <text:p text:style-name="Standard"><text:span text:style-name="T2">I'd rather place it on Kernighan and Ritchie because that would have been handy even in the good old "C only" days and they seemed to have missed that one when they wrote C.</text:span></text:p>
      <text:p text:style-name="Standard"><text:span text:style-name="T2"/></text:p>
      <text:p text:style-name="Standard"><text:span text:style-name="T2">Or, alternatively, my ranting is due to something I missed in the inner alchemy of C'dom.</text:span></text:p>
      <text:p text:style-name="Standard"><text:span text:style-name="T2"/></text:p>
      <text:p text:style-name="Standard"><text:span text:style-name="T2">Regardless of who is to blame, I'm left here with an industry standard compiler that can't resolve it without me resorting to turning a simple scalar into a class or implementing a separate function name.</text:span></text:p>
      <text:p text:style-name="Standard"><text:span text:style-name="T2"/></text:p>
      <text:p text:style-name="Standard"><text:span text:style-name="T2">Both options suck, big time! <text:s/>Both go against the grain of a proper type based object orientated approach.</text:span></text:p>
      <text:p text:style-name="Standard"><text:span text:style-name="T2"/></text:p>
      <text:p text:style-name="Standard"><text:span text:style-name="T2">It's about time we moved on from K&amp;R (it's been 33 years since the first edition was published).</text:span></text:p>
      <text:p text:style-name="Standard"><text:span text:style-name="T2"/></text:p>
      <text:p text:style-name="Standard"><text:span text:style-name="T2">But as we move on it's important to keep the "macro assembler" approach and result you get from using the languages... <text:s/>I mean, that's why we use C/C++ anyway, isn't it?</text:span></text:p>
      <text:p text:style-name="Standard"><text:span text:style-name="T2"/></text:p>
      <text:p text:style-name="Standard"><text:span text:style-name="T2">That endevour will take a a while and a lot of thorough work, and believe me I'm trying to head in that direction there, but it'll take some time yet. <text:s/>In the meanwhile we can only try to keep our blood pressure from rising too much when things like his happen.</text:span></text:p>
      <text:p text:style-name="Standard"><text:span text:style-name="T2"/></text:p>
      <text:p text:style-name="Standard"><text:span text:style-name="T2">La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32M2S</meta:editing-duration>
    <meta:editing-cycles>5</meta:editing-cycles>
    <meta:generator>OpenOffice.org/3.3$Win32 OpenOffice.org_project/330m20$Build-9567</meta:generator>
    <dc:date>2011-06-30T13:23:25.58</dc:date>
    <dc:creator>Bruce Ferris</dc:creator>
    <meta:document-statistic meta:table-count="0" meta:image-count="0" meta:object-count="0" meta:page-count="3" meta:paragraph-count="50" meta:word-count="1146" meta:character-count="6368"/>
    <meta:user-defined meta:name="Info 1"/>
    <meta:user-defined meta:name="Info 2"/>
    <meta:user-defined meta:name="Info 3"/>
    <meta:user-defined meta:name="Info 4"/>
  </office:meta>
</office:document-meta>
</file>